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7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draw:auto-grow-height="true" fo:min-height="3.507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1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- Money’s just a means to meaning 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- what’s meaning ?</text:p>
          </draw:text-box>
        </draw:frame>
        <draw:frame presentation:style-name="pr5" draw:layer="layout" svg:width="24.631cm" svg:height="12.183cm" svg:x="1.6cm" svg:y="5.617cm" presentation:class="outline" presentation:user-transformed="true">
          <draw:text-box>
            <text:list text:style-name="L2">
              <text:list-item>
                <text:p>Breakfast : Specifications </text:p>
              </text:list-item>
              <text:list-item>
                <text:p>Lunch : From scratch Java implementation of Duniter</text:p>
                <text:list>
                  <text:list-item>
                    <text:p>Starter : nœud miroir </text:p>
                  </text:list-item>
                  <text:list-item>
                    <text:p>Main dish : Validation</text:p>
                  </text:list-item>
                  <text:list-item>
                    <text:p>Cheesing grammars ! </text:p>
                  </text:list-item>
                  <text:list-item>
                    <text:p>Dessert : Block index <text:span text:style-name="T1"> à la </text:span>RAM</text:p>
                  </text:list-item>
                  <text:list-item>
                    <text:p>Digestive : Chit Chat &amp; Peering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- things you value</text:p>
          </draw:text-box>
        </draw:frame>
        <draw:frame presentation:style-name="pr5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- what’s value?</text:p>
          </draw:text-box>
        </draw:frame>
        <draw:frame presentation:style-name="pr5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- … Sigh </text:p>
          </draw:text-box>
        </draw:frame>
        <draw:frame presentation:style-name="pr5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7" draw:layer="layout" svg:width="25.192cm" svg:height="3.507cm" draw:transform="rotate (0.188670092140587) translate (0.288cm 2.724cm)" presentation:class="title" presentation:placeholder="true" presentation:user-transformed="true">
          <draw:text-box/>
        </draw:frame>
        <draw:frame presentation:style-name="pr8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 xml:id="id7" draw:id="id7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Click to add Title</text:p>
          </draw:text-box>
        </draw:frame>
        <draw:frame draw:style-name="gr2" draw:text-style-name="P4" draw:layer="layout" svg:width="24.4cm" svg:height="7.586cm" svg:x="2.2cm" svg:y="8.4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9:05:10.696704937</meta:creation-date>
    <meta:editing-duration>PT1H30M9S</meta:editing-duration>
    <meta:editing-cycles>2</meta:editing-cycles>
    <meta:generator>LibreOffice/6.0.6.2$Linux_X86_64 LibreOffice_project/00m0$Build-2</meta:generator>
    <dc:title>Progress</dc:title>
    <dc:date>2018-10-31T21:27:42.389273432</dc:date>
    <meta:document-statistic meta:object-count="9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01cm" svg:height="7.587cm" xlink:href="." xlink:type="simple" chart:class="chart:bar" chart:style-name="ch1">
        <chart:legend chart:legend-position="end" svg:x="22.191cm" svg:y="2.996cm" style:legend-expansion="high" chart:style-name="ch2"/>
        <chart:plot-area chart:style-name="ch3" chart:data-source-has-labels="both" svg:x="0.488cm" svg:y="0.151cm" svg:width="21.215cm" svg:height="7.285cm">
          <chartooo:coordinate-region svg:x="1.109cm" svg:y="0.35cm" svg:width="20.594cm" svg:height="6.4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